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9"/>
        <table:table-column table:style-name="co3" table:default-cell-style-name="ce12"/>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5"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4"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8-09T06:01:39.11" calcext:value-type="date" table:number-columns-spanned="3" table:number-rows-spanned="1">
            <text:p>Aug-09-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8-14T06:01:39.11" calcext:value-type="date" table:number-columns-spanned="3" table:number-rows-spanned="1">
            <text:p>Aug-14-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5">00/00/0000</text:date>, <text:time style:data-style-name="N2" text:time-value="06:01:23.70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15T06:01:38.236000000</dc:date>
    <meta:generator>LibreOffice/6.3.5.2$Windows_x86 LibreOffice_project/dd0751754f11728f69b42ee2af66670068624673</meta:generator>
    <meta:editing-duration>PT6H34M12S</meta:editing-duration>
    <meta:editing-cycles>103</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TO-DO: -add: this
	    'ActiveWorkbook.Sheets(outputWorksheetName).Range("B" &amp; 8).value = Trunc(ActiveWorkbook.Sheets(outputWorksheetName).Range("B" &amp; 8).value, 2)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TO-DO: -add: this
	    'ActiveWorkbook.Sheets(outputWorksheetName).Range("B" &amp; 9).value = Trunc(ActiveWorkbook.Sheets(outputWorksheetName).Range("B" &amp; 8).value, 2)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TO-DO: -add: this
	'       ActiveWorkbook.Sheets(outputWorksheetName).Range("B" &amp; 12).value = Trunc(ActiveWorkbook.Sheets(outputWorksheetName).Range("B" &amp; 12).value, 2)

	'TO-DO: -add: this	
'	End If

	worksheet.getCellRangeByName("A6").setString("     PT TREATMENT (Payslip):")
	worksheet.getCellRangeByName("B6").setString(dTotalNetPF)

	'TO-DO: -add: this
    'ActiveWorkbook.Sheets(outputWorksheetName).Range("B" &amp; 6).value = Trunc(ActiveWorkbook.Sheets(outputWorksheetName).Range("B" &amp; 6).value, 2)

	worksheet.getCellRangeByName("A7").setString("     PT TREATMENT (Actual):")
	worksheet.getCellRangeByName("B7").value = "-1.00"
	oNumberFormats = ThisComponent.numberFormats
	lKey = oNumberFormats.queryKey("0.00", oLocalSettings , true)
	worksheet.getCellRangeByName("B7").NumberFormat = lKey		
    
    '-add: this
    'ActiveWorkbook.Sheets(outputWorksheetName).Range("B" &amp; 7).value = Trunc(ActiveWorkbook.Sheets(outputWorksheetName).Range("B" &amp; 7).value, 2)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